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ocumentevent.py" manifest:media-type=""/>
  <manifest:file-entry manifest:full-path="Scripts/python/pythonpath/indoc/dialogs.py" manifest:media-type=""/>
  <manifest:file-entry manifest:full-path="Scripts/python/pythonpath/indoc/dialogmodules/historydialog.py" manifest:media-type=""/>
  <manifest:file-entry manifest:full-path="Scripts/python/pythonpath/indoc/dialogmodules/__init__.py" manifest:media-type=""/>
  <manifest:file-entry manifest:full-path="Scripts/python/pythonpath/indoc/dialogmodules/staticdialog.py" manifest:media-type=""/>
  <manifest:file-entry manifest:full-path="Scripts/python/pythonpath/indoc/historydialog8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1" table:number-columns-repeated="1012" table:default-cell-style-name="ce5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table:number-columns-repeated="1012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2sate": 0, "Width": 249, "Height": 137, "CheckBox1sate": 1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expression table:name="dialogstate_historydialog5" table:base-cell-address="$Sheet3.$B$5" table:expression="#REF!"/>
        <table:named-range table:name="dialogstate_historydialog8" table:base-cell-address="$config.$B$1" table:cell-range-address="$config.$B$1"/>
        <table:named-expression table:name="dialogstate_staticdialog2" table:base-cell-address="$Sheet3.$B$11" table:expression="#REF!"/>
        <table:named-range table:name="dialogstate_staticdialog3" table:base-cell-address="$config.$B$3" table:cell-range-address="$config.$B$3"/>
        <table:named-expression table:name="GridDatarows_historydialog4" table:base-cell-address="$Sheet3.$B$4" table:expression="#REF!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00/00/00</text:date>, <text:time style:data-style-name="N2" text:time-value="10:01:05.5494955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30T10:31:16.710478857</dc:date>
    <meta:editing-duration>P1DT20H51M12S</meta:editing-duration>
    <meta:editing-cycles>327</meta:editing-cycles>
    <meta:document-statistic meta:table-count="2" meta:cell-count="10" meta:object-count="0"/>
  </office:meta>
</office:document-meta>
</file>